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0da82" officeooo:paragraph-rsid="0010da82"/>
    </style:style>
    <style:style style:name="P2" style:family="paragraph" style:parent-style-name="Text_20_body">
      <style:text-properties officeooo:rsid="00137dc1" officeooo:paragraph-rsid="00137dc1"/>
    </style:style>
    <style:style style:name="P3" style:family="paragraph" style:parent-style-name="Text_20_body">
      <style:text-properties officeooo:rsid="00147d92" officeooo:paragraph-rsid="00147d92"/>
    </style:style>
    <style:style style:name="P4" style:family="paragraph" style:parent-style-name="Text_20_body">
      <style:text-properties officeooo:rsid="00153588" officeooo:paragraph-rsid="00153588"/>
    </style:style>
    <style:style style:name="P5" style:family="paragraph" style:parent-style-name="Text_20_body">
      <style:text-properties officeooo:rsid="001612e7" officeooo:paragraph-rsid="001612e7"/>
    </style:style>
    <style:style style:name="P6" style:family="paragraph" style:parent-style-name="Text_20_body">
      <style:text-properties officeooo:rsid="0017469e" officeooo:paragraph-rsid="0017469e"/>
    </style:style>
    <style:style style:name="P7" style:family="paragraph" style:parent-style-name="Text_20_body">
      <style:text-properties officeooo:rsid="00184249" officeooo:paragraph-rsid="00184249"/>
    </style:style>
    <style:style style:name="P8" style:family="paragraph" style:parent-style-name="Text_20_body">
      <style:text-properties officeooo:rsid="001953b0" officeooo:paragraph-rsid="001953b0"/>
    </style:style>
    <style:style style:name="P9" style:family="paragraph" style:parent-style-name="Text_20_body">
      <style:text-properties officeooo:paragraph-rsid="001b175b"/>
    </style:style>
    <style:style style:name="P10" style:family="paragraph" style:parent-style-name="Text_20_body">
      <style:text-properties fo:font-style="italic" officeooo:rsid="001b175b" officeooo:paragraph-rsid="001b175b" style:font-style-asian="italic" style:font-style-complex="italic"/>
    </style:style>
    <style:style style:name="P11" style:family="paragraph" style:parent-style-name="Text_20_body">
      <style:text-properties officeooo:rsid="001bf827" officeooo:paragraph-rsid="001bf827"/>
    </style:style>
    <style:style style:name="P12" style:family="paragraph" style:parent-style-name="Text_20_body">
      <style:text-properties officeooo:rsid="001fa296" officeooo:paragraph-rsid="001fa296"/>
    </style:style>
    <style:style style:name="P13" style:family="paragraph" style:parent-style-name="Text_20_body">
      <style:text-properties officeooo:rsid="0021648f" officeooo:paragraph-rsid="0021648f"/>
    </style:style>
    <style:style style:name="P14" style:family="paragraph" style:parent-style-name="Text_20_body">
      <style:text-properties officeooo:rsid="0021648f" officeooo:paragraph-rsid="0022daf7"/>
    </style:style>
    <style:style style:name="P15" style:family="paragraph" style:parent-style-name="Text_20_body">
      <style:text-properties style:font-name="Liberation Mono" officeooo:rsid="0021648f" officeooo:paragraph-rsid="0021648f"/>
    </style:style>
    <style:style style:name="P16" style:family="paragraph" style:parent-style-name="Text_20_body">
      <style:text-properties style:font-name="Liberation Mono" officeooo:rsid="0022daf7" officeooo:paragraph-rsid="0022daf7"/>
    </style:style>
    <style:style style:name="P17" style:family="paragraph" style:parent-style-name="Text_20_body">
      <style:text-properties style:font-name="Liberation Mono" officeooo:rsid="00275b8d" officeooo:paragraph-rsid="00275b8d"/>
    </style:style>
    <style:style style:name="P18" style:family="paragraph" style:parent-style-name="Text_20_body">
      <style:text-properties style:font-name="Liberation Mono" officeooo:rsid="002f265c" officeooo:paragraph-rsid="002f265c"/>
    </style:style>
    <style:style style:name="P19" style:family="paragraph" style:parent-style-name="Text_20_body">
      <style:text-properties officeooo:rsid="0022daf7" officeooo:paragraph-rsid="0022daf7"/>
    </style:style>
    <style:style style:name="P20" style:family="paragraph" style:parent-style-name="Text_20_body">
      <style:text-properties officeooo:rsid="00244ed8" officeooo:paragraph-rsid="00244ed8"/>
    </style:style>
    <style:style style:name="P21" style:family="paragraph" style:parent-style-name="Text_20_body">
      <style:text-properties officeooo:rsid="0025daab" officeooo:paragraph-rsid="0025daab"/>
    </style:style>
    <style:style style:name="P22" style:family="paragraph" style:parent-style-name="Text_20_body">
      <style:text-properties officeooo:rsid="00275b8d" officeooo:paragraph-rsid="00275b8d"/>
    </style:style>
    <style:style style:name="P23" style:family="paragraph" style:parent-style-name="Text_20_body">
      <style:text-properties officeooo:rsid="0028bb39" officeooo:paragraph-rsid="0028bb39"/>
    </style:style>
    <style:style style:name="P24" style:family="paragraph" style:parent-style-name="Text_20_body">
      <style:text-properties officeooo:rsid="002bb753" officeooo:paragraph-rsid="002bb753"/>
    </style:style>
    <style:style style:name="P25" style:family="paragraph" style:parent-style-name="Text_20_body">
      <style:text-properties style:font-name="Liberation Serif" officeooo:rsid="002c27f7" officeooo:paragraph-rsid="002c27f7"/>
    </style:style>
    <style:style style:name="P26" style:family="paragraph" style:parent-style-name="Text_20_body">
      <style:text-properties officeooo:rsid="003036f7" officeooo:paragraph-rsid="003036f7"/>
    </style:style>
    <style:style style:name="P27" style:family="paragraph" style:parent-style-name="Header">
      <style:paragraph-properties fo:text-align="end" style:justify-single-word="false"/>
      <style:text-properties officeooo:rsid="000df69f" officeooo:paragraph-rsid="000df69f"/>
    </style:style>
    <style:style style:name="P28" style:family="paragraph" style:parent-style-name="Heading_20_1">
      <style:text-properties officeooo:rsid="000fef1d" officeooo:paragraph-rsid="000fef1d"/>
    </style:style>
    <style:style style:name="P29" style:family="paragraph" style:parent-style-name="Heading_20_1">
      <style:text-properties officeooo:rsid="001953b0" officeooo:paragraph-rsid="001953b0"/>
    </style:style>
    <style:style style:name="P30" style:family="paragraph" style:parent-style-name="Heading_20_1">
      <style:text-properties officeooo:rsid="001bf827" officeooo:paragraph-rsid="001bf827"/>
    </style:style>
    <style:style style:name="P31" style:family="paragraph" style:parent-style-name="Heading_20_1">
      <style:text-properties officeooo:rsid="0021648f" officeooo:paragraph-rsid="0021648f"/>
    </style:style>
    <style:style style:name="P32" style:family="paragraph" style:parent-style-name="Heading_20_2">
      <style:text-properties officeooo:rsid="0010da82" officeooo:paragraph-rsid="0010da82"/>
    </style:style>
    <style:style style:name="P33" style:family="paragraph" style:parent-style-name="Heading_20_2">
      <style:text-properties officeooo:rsid="00137dc1" officeooo:paragraph-rsid="00137dc1"/>
    </style:style>
    <style:style style:name="P34" style:family="paragraph" style:parent-style-name="Heading_20_2" style:list-style-name="">
      <style:text-properties officeooo:rsid="001b175b" officeooo:paragraph-rsid="001b175b"/>
    </style:style>
    <style:style style:name="P35" style:family="paragraph" style:parent-style-name="Heading_20_2">
      <style:text-properties officeooo:rsid="0021648f" officeooo:paragraph-rsid="0021648f"/>
    </style:style>
    <style:style style:name="P36" style:family="paragraph" style:parent-style-name="Heading_20_2">
      <style:text-properties officeooo:rsid="0022daf7" officeooo:paragraph-rsid="0022daf7"/>
    </style:style>
    <style:style style:name="P37" style:family="paragraph" style:parent-style-name="Heading_20_2">
      <style:paragraph-properties fo:break-before="page"/>
      <style:text-properties officeooo:rsid="001b175b" officeooo:paragraph-rsid="001b175b"/>
    </style:style>
    <style:style style:name="P38" style:family="paragraph" style:parent-style-name="Heading_20_3">
      <style:text-properties officeooo:rsid="00137dc1" officeooo:paragraph-rsid="00137dc1"/>
    </style:style>
    <style:style style:name="P39" style:family="paragraph" style:parent-style-name="Heading_20_3">
      <style:text-properties officeooo:rsid="0017469e" officeooo:paragraph-rsid="0017469e"/>
    </style:style>
    <style:style style:name="P40" style:family="paragraph" style:parent-style-name="Heading_20_3">
      <style:text-properties officeooo:rsid="0022daf7" officeooo:paragraph-rsid="0022daf7"/>
    </style:style>
    <style:style style:name="P41" style:family="paragraph" style:parent-style-name="Heading_20_3">
      <style:text-properties officeooo:rsid="0028bb39" officeooo:paragraph-rsid="0028bb39"/>
    </style:style>
    <style:style style:name="P42" style:family="paragraph" style:parent-style-name="Heading_20_3">
      <style:text-properties officeooo:rsid="003036f7" officeooo:paragraph-rsid="003036f7"/>
    </style:style>
    <style:style style:name="P43" style:family="paragraph" style:parent-style-name="Heading_20_4">
      <style:text-properties officeooo:rsid="00147d92" officeooo:paragraph-rsid="00147d92"/>
    </style:style>
    <style:style style:name="P44" style:family="paragraph" style:parent-style-name="Heading_20_4">
      <style:text-properties officeooo:rsid="00153588" officeooo:paragraph-rsid="00153588"/>
    </style:style>
    <style:style style:name="P45" style:family="paragraph" style:parent-style-name="Heading_20_4">
      <style:text-properties officeooo:rsid="0017469e" officeooo:paragraph-rsid="0017469e"/>
    </style:style>
    <style:style style:name="P46" style:family="paragraph" style:parent-style-name="Heading_20_4">
      <style:text-properties officeooo:rsid="00184249" officeooo:paragraph-rsid="00184249"/>
    </style:style>
    <style:style style:name="T1" style:family="text">
      <style:text-properties officeooo:rsid="00121b63"/>
    </style:style>
    <style:style style:name="T2" style:family="text">
      <style:text-properties officeooo:rsid="00121edc"/>
    </style:style>
    <style:style style:name="T3" style:family="text">
      <style:text-properties officeooo:rsid="00147d92"/>
    </style:style>
    <style:style style:name="T4" style:family="text">
      <style:text-properties officeooo:rsid="00153588"/>
    </style:style>
    <style:style style:name="T5" style:family="text">
      <style:text-properties officeooo:rsid="00158895"/>
    </style:style>
    <style:style style:name="T6" style:family="text">
      <style:text-properties officeooo:rsid="001861de"/>
    </style:style>
    <style:style style:name="T7" style:family="text">
      <style:text-properties officeooo:rsid="001b175b"/>
    </style:style>
    <style:style style:name="T8" style:family="text">
      <style:text-properties officeooo:rsid="001ca736"/>
    </style:style>
    <style:style style:name="T9" style:family="text">
      <style:text-properties officeooo:rsid="001e032e"/>
    </style:style>
    <style:style style:name="T10" style:family="text">
      <style:text-properties officeooo:rsid="001fa296"/>
    </style:style>
    <style:style style:name="T11" style:family="text">
      <style:text-properties officeooo:rsid="001faa8d"/>
    </style:style>
    <style:style style:name="T12" style:family="text">
      <style:text-properties style:font-name="Liberation Mono"/>
    </style:style>
    <style:style style:name="T13" style:family="text">
      <style:text-properties officeooo:rsid="0025daab"/>
    </style:style>
    <style:style style:name="T14" style:family="text">
      <style:text-properties officeooo:rsid="00266cef"/>
    </style:style>
    <style:style style:name="T15" style:family="text">
      <style:text-properties officeooo:rsid="002a8d16"/>
    </style:style>
    <style:style style:name="T16" style:family="text">
      <style:text-properties officeooo:rsid="002c27f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Implementation</text:h>
      <text:h text:style-name="P32" text:outline-level="2">Random Number Generation</text:h>
      <text:p text:style-name="P1">Random number generation is performed by the standalone executable, random_generator. It takes two arguments, the first is the number of ints to generate, the second is a file to save the ints to. <text:span text:style-name="T1">It uses the C++ pseudo-random number generator.</text:span></text:p>
      <text:h text:style-name="P32" text:outline-level="2">Serial</text:h>
      <text:p text:style-name="P1">The serial implementation is relatively straightforward. It reads in a random data file <text:span text:style-name="T2">(specified as a command line argument), and recursively applies merge sort to it. Once done, it will write out the sorted file (the original name with “sorted_” prepended), assuming that the outputFileOptions preprocessor directive was defined at compile time (otherwise there is no output).</text:span></text:p>
      <text:h text:style-name="P33" text:outline-level="2">Parallel/Distributed</text:h>
      <text:p text:style-name="P2">The basic architecture of the approach is a client-server approach. Though somewhat unusual, a push model was employed, in which the server connected to the clients, selecting them via a configuration file (ClientsList.conf). <text:span text:style-name="T3">The push model was selected over the more typical pull model since it allowed easy configuration management when used in concert with a deployment script – as then only a single configuration file was needed both to deploy the clients, and to provide to the server to identify the clients. This had the downside of requiring all of the clients to be online before the server can run, but given the software is specialized this downside was outweighed by the ease of deployment.</text:span></text:p>
      <text:h text:style-name="P38" text:outline-level="3">Client</text:h>
      <text:p text:style-name="P3">There were two major aspects to the client, the networking that allowed it to send and receive data to and from the server, and the merge sort that is parallelized via merge sort.</text:p>
      <text:h text:style-name="P43" text:outline-level="4">Networking</text:h>
      <text:p text:style-name="P3">The client begins by getting the hostname, and setting up and binding the socket to a port (68015). Once bound, it listens on the socket, and waits until the server has made its connection. After the server has connected, the client will begin listening.</text:p>
      <text:p text:style-name="P3">It first expects a single integer, which specifies the size of the data set that the client is to receive (in numbers of integers). With this data, it initializes an array to store the received data in, and begins receiving the integer data the server sends to it, until it reaches the amount that was specified by the server at the start of the communication.</text:p>
      <text:p text:style-name="P3">With the data all received, it will then perform the merge sort (described later). Once the results of the merge sort have been received, it will send the data back. Since the server already knows the size of the data, it will simply send the data, rather than echoing back the size to the server. <text:span text:style-name="T4">Once all the data is </text:span><text:soft-page-break/><text:span text:style-name="T4">sent, it closes the socket.</text:span></text:p>
      <text:h text:style-name="P44" text:outline-level="4">Merge Sort</text:h>
      <text:p text:style-name="P4">The merge sort was a typical, recursive merge sort modified to use pthreads. As is typical, it had a function to partition the data into ever smaller chunks, until the chunk size is one, then merge the chunks back together. The twist for the merge sort in the distributed client is that it used pthreads, which required logic to decide when to launch a pthread.</text:p>
      <text:p text:style-name="P4">Since the <text:span text:style-name="T5">requirements stated that the clients would run on machines with eight cores, the client only will have eight active threads at maximum, although fourteen threads are launched to get to that number.</text:span></text:p>
      <text:p text:style-name="P5">To get eight active threads, the main merge sort function, mergeSplit, was modified to have an additional parameter to track its current level of recursion. The calling code started this at 0, and each level would increment it. Since, by the third level of recursion, it there would be a total of eight function calls, each level of recursion up-to-and-including the third level spawn each of the child calls in a new thread. Each of these threads will then join on their children, effectively pausing them until their children complete – meaning that by the time the third level of recursion hits there will be eight active threads. After the third level of recursion, the functions are no longer spawned as threads, and the merge sort returns to its normal behaviors.</text:p>
      <text:h text:style-name="P39" text:outline-level="3">Server</text:h>
      <text:p text:style-name="P6">The server handles reading in the data file of random integers, and communicating with the clients to give them their portion of the data to sort. It roughly divides into three major areas, the file input and output, which is almost identical to the serial version and thus will not be discussed, the distribution and receiving of data from clients, and merging the data.</text:p>
      <text:h text:style-name="P45" text:outline-level="4">Client Communication</text:h>
      <text:p text:style-name="P6">Having read in the data file, the server will next look at its configuration file, ClientsList.conf. It reads in up to twenty clients. It ignores any clients after twenty, and errors out if it has less than twenty. </text:p>
      <text:p text:style-name="P6">Next it partitions the data into twenty segments, one for each client, and launches a separate pthread for each client, passing along a pointer to the data, and indicating the start and end point of the client's partition, as well as the client's hostname.</text:p>
      <text:p text:style-name="P6">The thread for each client first attempts to connect to the client. Due to connectivity issues in the Linux lab, it will attempt to connect up to five times, waiting ten milliseconds between each attempt. Once it has successfully connected, it will start transmitting to the client, first sending the size of the data, then sending the data itself.</text:p>
      <text:p text:style-name="P6">Once the data is all sent, the thread swaps into receiving mode, where it will read all of the data that the client sends back, and place it in it's portion of the data array. Once this is done, it will close the socket, and the thread exits.</text:p>
      <text:h text:style-name="P46" text:outline-level="4"><text:soft-page-break/>Merging</text:h>
      <text:p text:style-name="P7">The merging is straightforward. It <text:span text:style-name="T6">starts with the first two partitions, and merges them, then merges the resulting array with the next partition, and so on until all the partitions have been merged. Once it is done, the resulting file is then written out (assuming the appropriate preprocessor define has been made).</text:span></text:p>
      <text:h text:style-name="P29" text:outline-level="1">Results</text:h>
      <text:p text:style-name="P8">The performance of the serial and parallel/distributed merge sort programs were measured in the Linux lab. The data set sizes were selected by ranging from ten million to one hundred forty million in steps of ten. At each size, the programs were both run five times, each time with a freshly generated set of data. <text:span text:style-name="T7">This section will be divided into the raw data, with a scatter plot graph, and a graph of the averages for each data size, with a line graph.</text:span></text:p>
      <text:p text:style-name="P11">The time data was collected using GNU's time program (not the built-in BASH <text:span text:style-name="T8">utility</text:span>). This provided an advantage over employing a timer in the program, since it allowed collection of timing data for the entire process, including initialization and launching of the program, yielding better real world results. <text:span text:style-name="T9">This does mean that delays caused by the network (such as waiting to connect to a client) adversely affect the times for the parallelized version.</text:span></text:p>
      <text:h text:style-name="P34" text:outline-level="2"/>
      <text:h text:style-name="P37" text:outline-level="2"><draw:frame draw:style-name="fr2" draw:name="Object1" text:anchor-type="paragraph" svg:x="2.5728in" svg:y="0.1398in" svg:width="2.8209in" svg:height="8.5783in" draw:z-index="0"><draw:object xlink:href="./Object 1" xlink:type="simple" xlink:show="embed" xlink:actuate="onLoad"/><draw:image xlink:href="./ObjectReplacements/Object 1" xlink:type="simple" xlink:show="embed" xlink:actuate="onLoad"/></draw:frame>Raw Data</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1" text:anchor-type="paragraph" svg:width="8.5in" draw:z-index="1"><draw:text-box fo:min-height="5.2465in"><text:p text:style-name="Figure"><draw:frame draw:style-name="fr5" draw:name="Object2" text:anchor-type="paragraph" svg:width="8.5in" style:rel-width="100%" svg:height="5.2465in" style:rel-height="scale" draw:z-index="4"><draw:object xlink:href="./Object 2" xlink:type="simple" xlink:show="embed" xlink:actuate="onLoad"/><draw:image xlink:href="./ObjectReplacements/Object 2" xlink:type="simple" xlink:show="embed" xlink:actuate="onLoad"/></draw:frame>Figure <text:sequence text:ref-name="refFigure0" text:name="Figure" text:formula="ooow:Figure+1" style:num-format="1">1</text:sequence>: Scatter Plot of the <text:span text:style-name="T7">R</text:span>aw <text:span text:style-name="T7">D</text:span>ata</text:p></draw:text-box></draw:frame><text:soft-page-break/></text:p>
      <text:h text:style-name="P37" text:outline-level="2">Averaged Results</text:h>
      <text:p text:style-name="P9"/>
      <text:p text:style-name="P9"><draw:frame draw:style-name="fr3" draw:name="Object3" text:anchor-type="paragraph" svg:width="3.8583in" svg:height="1.8563in" draw:z-index="2"><draw:object xlink:href="./Object 3" xlink:type="simple" xlink:show="embed" xlink:actuate="onLoad"/><draw:image xlink:href="./ObjectReplacements/Object 3"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draw:frame draw:style-name="fr4" draw:name="Object4" text:anchor-type="paragraph" svg:width="8.5in" svg:height="5.3709in" draw:z-index="3"><draw:object xlink:href="./Object 4" xlink:type="simple" xlink:show="embed" xlink:actuate="onLoad"/><draw:image xlink:href="./ObjectReplacements/Object 4" xlink:type="simple" xlink:show="embed" xlink:actuate="onLoad"/></draw:frame><text:soft-page-break/>Figure 2: Line Plot of Averaged Data</text:p>
      <text:p text:style-name="P10"/>
      <text:h text:style-name="P30" text:outline-level="1">Comments</text:h>
      <text:p text:style-name="P11">The parallel/distributed version did not generally perform much, if at all, better than the serial version when measured just at pure speed. This is likely due to the reality that both the network and the individual machines were under load, potentially explaining the somewhat erratic performance even in the averaged times.</text:p>
      <text:p text:style-name="P11">What is worth noting, however, is that with the exception of a single outlier at the eleven million mark (an outlier likely due to a spike in the load on a single machine), the parallel version tends to be significantly more consistent in the time it takes to complete the sort. Although for the data sets being sorted here, this consistency is of relatively little value, if the data sizes were in the billions, or even trillions, the improvement the parallel version would have over the worst cases for the serial version might be significant to warrant employing it.</text:p>
      <text:p text:style-name="P11"><text:soft-page-break/>There are certain optimizations that also could have been performed to improve the performance. The most obvious would be to run on dedicated machinery. However, given the limitation of shared computing equipment, an approach that uses employs load balancing rather than static partitioning of data could improve results. For example, employing a worker-pool approach, in which small chunks of the data set are provided at a given time, until a worker requests a new chunk, would have allowed the server to give the faster (i.e. less loaded) clients more work to do than the slower ones, <text:span text:style-name="T10">potentially</text:span> improving the over all time.</text:p>
      <text:p text:style-name="P12">The times for the parallelized version appeared to be improving as the data sets got larger, suggesting that for larger data sets, the penalty paid for network transmissions was less of a factor in the total time <text:span text:style-name="T11">usage.</text:span></text:p>
      <text:h text:style-name="P31" text:outline-level="1">Usage Notes</text:h>
      <text:p text:style-name="P13">Brief notes on how to use programs and some of their support scripts.</text:p>
      <text:p text:style-name="P24">Also note that by turning on or off the preprocessor define statement #define outputFileOption, file outputting for both serial and distributed versions can be turned on or off.</text:p>
      <text:h text:style-name="P35" text:outline-level="2">random_generator</text:h>
      <text:p text:style-name="P13">Provides a random number generator, which saves out the specified number of random integers to a file. Run as:</text:p>
      <text:p text:style-name="P15">./random_generator num_ints filename</text:p>
      <text:p text:style-name="P13">The integers must be between 50 000 000 and 140 000 000.</text:p>
      <text:p text:style-name="P13">As an example, to get 50 000 000 integers saved into data.dat:</text:p>
      <text:p text:style-name="P15">./random_generator 50000000 data.dat</text:p>
      <text:h text:style-name="P35" text:outline-level="2">serial_merge</text:h>
      <text:p text:style-name="P13">Performs a purely serial merge on the data in the file specified. Run as:</text:p>
      <text:p text:style-name="P15">./serial_merge filename</text:p>
      <text:p text:style-name="P13">For example, to sort data.dat:</text:p>
      <text:p text:style-name="P15">./serial_merge data.dat</text:p>
      <text:h text:style-name="P35" text:outline-level="2">Parallel/Distributed</text:h>
      <text:p text:style-name="P13">The clients must be deployed before the server is run. Their hostnames must be specified in the configuration file ClientList.conf, which must reside in the same directory as the server binary.</text:p>
      <text:h text:style-name="P35" text:outline-level="2"><text:soft-page-break/>Client</text:h>
      <text:p text:style-name="P14">Performs merge sort on the data it receives from the server. All clients must be running before the server is running. Run as:<text:line-break/><text:span text:style-name="T12">./client</text:span></text:p>
      <text:h text:style-name="P35" text:outline-level="2">Server</text:h>
      <text:p text:style-name="P19">Distributes data to clients, and then merges the sorted lists it receives. Clients must be up before server is run. Takes the data filename as an argument.</text:p>
      <text:p text:style-name="P16">./server filename</text:p>
      <text:p text:style-name="P19">For example, to sort data.dat</text:p>
      <text:p text:style-name="P16">./server data.dat</text:p>
      <text:h text:style-name="P36" text:outline-level="2">Support Scripts</text:h>
      <text:p text:style-name="P19">There are a number of support scripts provided to ease the use of the distributed platform. The basics of what they do and how to use them are listed below.</text:p>
      <text:h text:style-name="P40" text:outline-level="3">deploy.sh</text:h>
      <text:p text:style-name="P19">Deploy.sh reads ClientList.conf, and launches the clients on all of the hosts specified therein. Note that if you have extra hosts in your ClientLists.conf, it will launch these but they will not be contacted by the server, and thus will reside in memory until they are killed. Run as:</text:p>
      <text:p text:style-name="P19">bash deploy.sh</text:p>
      <text:h text:style-name="P40" text:outline-level="3">kill_clients.sh</text:h>
      <text:p text:style-name="P19">The inverse of the deploy.sh script, kill_clients.sh will kill all of the clients in ClientList.conf. It can be used to insure that all clients deploy have shutdown after the server ended (for instance, if extra hostnames were in the ClientList.conf). Run as:</text:p>
      <text:p text:style-name="P19">bash kill_clients.sh</text:p>
      <text:h text:style-name="Heading_20_3" text:outline-level="3">runTest.sh</text:h>
      <text:p text:style-name="P20">RunTest.sh will generate a new data set of the size set <text:span text:style-name="T14">given to it as an argument,</text:span> with the name in dataSetName. It will also generate a sorted version of the data via sort -n to compare the results of both the serial and the distributed merge against. <text:span text:style-name="T13">Note that the default setting for the variable projectDir must be updated to whatever location the project is stored in.</text:span></text:p>
      <text:p text:style-name="P21">Additionally, runTest.sh expects the following directories to exist in the project directory:</text:p>
      <text:p text:style-name="P21">A directory named gen_data, in which the random_generator must reside. If run in the Linux lab, this must be linked from a local partition (such as /tmp) to avoid running into the block quota for larger <text:soft-page-break/>files.</text:p>
      <text:p text:style-name="P23">RunTest.sh will use the output of sort -n on the data file to confirm the correctness of the resulting sorted data files for both serial and distributed merges, <text:span text:style-name="T15">by diffing the files.</text:span></text:p>
      <text:p text:style-name="P22">To run runTest.sh:</text:p>
      <text:p text:style-name="P22"><text:span text:style-name="T12">bash runTest.sh num_ints</text:span></text:p>
      <text:p text:style-name="P22">As an example, to get a data set of size 50 000 000:</text:p>
      <text:p text:style-name="P17">bash runTest 50000000</text:p>
      <text:p text:style-name="P25">Note that generally rm will have an error saying it cannot remove a file. This is normal behavior, and done to remove files in case of aborted runs.</text:p>
      <text:h text:style-name="P41" text:outline-level="3">timedRun.sh</text:h>
      <text:p text:style-name="P24">TimedRun.sh runs the serial and <text:span text:style-name="T16">distributed</text:span> merges against <text:span text:style-name="T16">the file ranges listed in the outer for loop. It runs both serial and distributed against five different generated files for each size, measuring their time and storing the time taken to the files distributed_times and serial_times. It is intended to allow automated gathering of timing data. It is run as:</text:span></text:p>
      <text:p text:style-name="P18">bash timedRun.sh</text:p>
      <text:h text:style-name="P42" text:outline-level="3">Notes on Canceled Runs</text:h>
      <text:p text:style-name="P26">Canceled runs will generally require killing all the clients with kill_clients.sh. A few minutes will be needed to allow TCP ports to be properly released after this. Additionally, due to delays in the network, kill_clients.sh may have to be run multiple times to hit all clients – sometimes deploying the clients has a several minute de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df69f" officeooo:paragraph-rsid="000df69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ugene Davis</text:p>
        <text:p text:style-name="MP1">CPE 435</text:p>
        <text:p text:style-name="MP1">Project</text:p>
        <text:p text:style-name="MP1">Rep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11-30T17:32:47.377276075</meta:creation-date>
    <dc:date>2014-11-30T23:51:33.242282885</dc:date>
    <dc:creator>Eugene Davis</dc:creator>
    <meta:editing-duration>PT5H33M18S</meta:editing-duration>
    <meta:editing-cycles>35</meta:editing-cycles>
    <meta:generator>LibreOffice/4.1.3.2$Linux_X86_64 LibreOffice_project/410m0$Build-2</meta:generator>
    <meta:document-statistic meta:table-count="0" meta:image-count="0" meta:object-count="4" meta:page-count="10" meta:paragraph-count="88" meta:word-count="2101" meta:character-count="12443" meta:non-whitespace-character-count="104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429in"/>
    </style:style>
    <style:style style:name="co2"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Number of Ints</text:p>
          </table:table-cell>
          <table:table-cell table:style-name="ce1" office:value-type="string" calcext:value-type="string">
            <text:p>Time Parallel</text:p>
          </table:table-cell>
          <table:table-cell table:style-name="ce1" office:value-type="string" calcext:value-type="string">
            <text:p>Time Serial</text:p>
          </table:table-cell>
          <table:table-cell table:number-columns-repeated="1021"/>
        </table:table-row>
        <table:table-row table:style-name="ro2">
          <table:table-cell office:value-type="float" office:value="50000000" calcext:value-type="float">
            <text:p>50000000</text:p>
          </table:table-cell>
          <table:table-cell office:value-type="float" office:value="14.702" calcext:value-type="float">
            <text:p>14.702</text:p>
          </table:table-cell>
          <table:table-cell office:value-type="float" office:value="14.243" calcext:value-type="float">
            <text:p>14.243</text:p>
          </table:table-cell>
          <table:table-cell table:number-columns-repeated="1021"/>
        </table:table-row>
        <table:table-row table:style-name="ro2">
          <table:table-cell office:value-type="float" office:value="50000000" calcext:value-type="float">
            <text:p>50000000</text:p>
          </table:table-cell>
          <table:table-cell office:value-type="float" office:value="19.25" calcext:value-type="float">
            <text:p>19.25</text:p>
          </table:table-cell>
          <table:table-cell office:value-type="float" office:value="19.683" calcext:value-type="float">
            <text:p>19.683</text:p>
          </table:table-cell>
          <table:table-cell table:number-columns-repeated="1021"/>
        </table:table-row>
        <table:table-row table:style-name="ro2">
          <table:table-cell office:value-type="float" office:value="50000000" calcext:value-type="float">
            <text:p>50000000</text:p>
          </table:table-cell>
          <table:table-cell office:value-type="float" office:value="15.361" calcext:value-type="float">
            <text:p>15.361</text:p>
          </table:table-cell>
          <table:table-cell office:value-type="float" office:value="14.215" calcext:value-type="float">
            <text:p>14.215</text:p>
          </table:table-cell>
          <table:table-cell table:number-columns-repeated="1021"/>
        </table:table-row>
        <table:table-row table:style-name="ro2">
          <table:table-cell office:value-type="float" office:value="50000000" calcext:value-type="float">
            <text:p>50000000</text:p>
          </table:table-cell>
          <table:table-cell office:value-type="float" office:value="19.227" calcext:value-type="float">
            <text:p>19.227</text:p>
          </table:table-cell>
          <table:table-cell office:value-type="float" office:value="19.724" calcext:value-type="float">
            <text:p>19.724</text:p>
          </table:table-cell>
          <table:table-cell table:number-columns-repeated="1021"/>
        </table:table-row>
        <table:table-row table:style-name="ro2">
          <table:table-cell office:value-type="float" office:value="50000000" calcext:value-type="float">
            <text:p>50000000</text:p>
          </table:table-cell>
          <table:table-cell office:value-type="float" office:value="19.311" calcext:value-type="float">
            <text:p>19.311</text:p>
          </table:table-cell>
          <table:table-cell office:value-type="float" office:value="19.68" calcext:value-type="float">
            <text:p>19.68</text:p>
          </table:table-cell>
          <table:table-cell table:number-columns-repeated="1021"/>
        </table:table-row>
        <table:table-row table:style-name="ro2">
          <table:table-cell office:value-type="float" office:value="60000000" calcext:value-type="float">
            <text:p>60000000</text:p>
          </table:table-cell>
          <table:table-cell office:value-type="float" office:value="21.749" calcext:value-type="float">
            <text:p>21.749</text:p>
          </table:table-cell>
          <table:table-cell office:value-type="float" office:value="23.174" calcext:value-type="float">
            <text:p>23.174</text:p>
          </table:table-cell>
          <table:table-cell table:number-columns-repeated="1021"/>
        </table:table-row>
        <table:table-row table:style-name="ro2">
          <table:table-cell office:value-type="float" office:value="60000000" calcext:value-type="float">
            <text:p>60000000</text:p>
          </table:table-cell>
          <table:table-cell office:value-type="float" office:value="22.642" calcext:value-type="float">
            <text:p>22.642</text:p>
          </table:table-cell>
          <table:table-cell office:value-type="float" office:value="19.642" calcext:value-type="float">
            <text:p>19.642</text:p>
          </table:table-cell>
          <table:table-cell table:number-columns-repeated="1021"/>
        </table:table-row>
        <table:table-row table:style-name="ro2">
          <table:table-cell office:value-type="float" office:value="60000000" calcext:value-type="float">
            <text:p>60000000</text:p>
          </table:table-cell>
          <table:table-cell office:value-type="float" office:value="22.511" calcext:value-type="float">
            <text:p>22.511</text:p>
          </table:table-cell>
          <table:table-cell office:value-type="float" office:value="23.755" calcext:value-type="float">
            <text:p>23.755</text:p>
          </table:table-cell>
          <table:table-cell table:number-columns-repeated="1021"/>
        </table:table-row>
        <table:table-row table:style-name="ro2">
          <table:table-cell office:value-type="float" office:value="60000000" calcext:value-type="float">
            <text:p>60000000</text:p>
          </table:table-cell>
          <table:table-cell office:value-type="float" office:value="20.301" calcext:value-type="float">
            <text:p>20.301</text:p>
          </table:table-cell>
          <table:table-cell office:value-type="float" office:value="18.909" calcext:value-type="float">
            <text:p>18.909</text:p>
          </table:table-cell>
          <table:table-cell table:number-columns-repeated="1021"/>
        </table:table-row>
        <table:table-row table:style-name="ro2">
          <table:table-cell office:value-type="float" office:value="60000000" calcext:value-type="float">
            <text:p>60000000</text:p>
          </table:table-cell>
          <table:table-cell office:value-type="float" office:value="20.146" calcext:value-type="float">
            <text:p>20.146</text:p>
          </table:table-cell>
          <table:table-cell office:value-type="float" office:value="16.553" calcext:value-type="float">
            <text:p>16.553</text:p>
          </table:table-cell>
          <table:table-cell table:number-columns-repeated="1021"/>
        </table:table-row>
        <table:table-row table:style-name="ro2">
          <table:table-cell office:value-type="float" office:value="70000000" calcext:value-type="float">
            <text:p>70000000</text:p>
          </table:table-cell>
          <table:table-cell office:value-type="float" office:value="26.395" calcext:value-type="float">
            <text:p>26.395</text:p>
          </table:table-cell>
          <table:table-cell office:value-type="float" office:value="20.323" calcext:value-type="float">
            <text:p>20.323</text:p>
          </table:table-cell>
          <table:table-cell table:number-columns-repeated="1021"/>
        </table:table-row>
        <table:table-row table:style-name="ro2">
          <table:table-cell office:value-type="float" office:value="70000000" calcext:value-type="float">
            <text:p>70000000</text:p>
          </table:table-cell>
          <table:table-cell office:value-type="float" office:value="21.706" calcext:value-type="float">
            <text:p>21.706</text:p>
          </table:table-cell>
          <table:table-cell office:value-type="float" office:value="22.752" calcext:value-type="float">
            <text:p>22.752</text:p>
          </table:table-cell>
          <table:table-cell table:number-columns-repeated="1021"/>
        </table:table-row>
        <table:table-row table:style-name="ro2">
          <table:table-cell office:value-type="float" office:value="70000000" calcext:value-type="float">
            <text:p>70000000</text:p>
          </table:table-cell>
          <table:table-cell office:value-type="float" office:value="24.44" calcext:value-type="float">
            <text:p>24.44</text:p>
          </table:table-cell>
          <table:table-cell office:value-type="float" office:value="21.355" calcext:value-type="float">
            <text:p>21.355</text:p>
          </table:table-cell>
          <table:table-cell table:number-columns-repeated="1021"/>
        </table:table-row>
        <table:table-row table:style-name="ro2">
          <table:table-cell office:value-type="float" office:value="70000000" calcext:value-type="float">
            <text:p>70000000</text:p>
          </table:table-cell>
          <table:table-cell office:value-type="float" office:value="21.445" calcext:value-type="float">
            <text:p>21.445</text:p>
          </table:table-cell>
          <table:table-cell office:value-type="float" office:value="26.047" calcext:value-type="float">
            <text:p>26.047</text:p>
          </table:table-cell>
          <table:table-cell table:number-columns-repeated="1021"/>
        </table:table-row>
        <table:table-row table:style-name="ro2">
          <table:table-cell office:value-type="float" office:value="70000000" calcext:value-type="float">
            <text:p>70000000</text:p>
          </table:table-cell>
          <table:table-cell office:value-type="float" office:value="23.512" calcext:value-type="float">
            <text:p>23.512</text:p>
          </table:table-cell>
          <table:table-cell office:value-type="float" office:value="27.84" calcext:value-type="float">
            <text:p>27.84</text:p>
          </table:table-cell>
          <table:table-cell table:number-columns-repeated="1021"/>
        </table:table-row>
        <table:table-row table:style-name="ro2">
          <table:table-cell office:value-type="float" office:value="80000000" calcext:value-type="float">
            <text:p>80000000</text:p>
          </table:table-cell>
          <table:table-cell office:value-type="float" office:value="28.54" calcext:value-type="float">
            <text:p>28.54</text:p>
          </table:table-cell>
          <table:table-cell office:value-type="float" office:value="25.23" calcext:value-type="float">
            <text:p>25.23</text:p>
          </table:table-cell>
          <table:table-cell table:number-columns-repeated="1021"/>
        </table:table-row>
        <table:table-row table:style-name="ro2">
          <table:table-cell office:value-type="float" office:value="80000000" calcext:value-type="float">
            <text:p>80000000</text:p>
          </table:table-cell>
          <table:table-cell office:value-type="float" office:value="28.23" calcext:value-type="float">
            <text:p>28.23</text:p>
          </table:table-cell>
          <table:table-cell office:value-type="float" office:value="31.77" calcext:value-type="float">
            <text:p>31.77</text:p>
          </table:table-cell>
          <table:table-cell table:number-columns-repeated="1021"/>
        </table:table-row>
        <table:table-row table:style-name="ro2">
          <table:table-cell office:value-type="float" office:value="80000000" calcext:value-type="float">
            <text:p>80000000</text:p>
          </table:table-cell>
          <table:table-cell office:value-type="float" office:value="27.21" calcext:value-type="float">
            <text:p>27.21</text:p>
          </table:table-cell>
          <table:table-cell office:value-type="float" office:value="26.44" calcext:value-type="float">
            <text:p>26.44</text:p>
          </table:table-cell>
          <table:table-cell table:number-columns-repeated="1021"/>
        </table:table-row>
        <table:table-row table:style-name="ro2">
          <table:table-cell office:value-type="float" office:value="80000000" calcext:value-type="float">
            <text:p>80000000</text:p>
          </table:table-cell>
          <table:table-cell office:value-type="float" office:value="29.82" calcext:value-type="float">
            <text:p>29.82</text:p>
          </table:table-cell>
          <table:table-cell office:value-type="float" office:value="29.92" calcext:value-type="float">
            <text:p>29.92</text:p>
          </table:table-cell>
          <table:table-cell table:number-columns-repeated="1021"/>
        </table:table-row>
        <table:table-row table:style-name="ro2">
          <table:table-cell office:value-type="float" office:value="80000000" calcext:value-type="float">
            <text:p>80000000</text:p>
          </table:table-cell>
          <table:table-cell office:value-type="float" office:value="25.07" calcext:value-type="float">
            <text:p>25.07</text:p>
          </table:table-cell>
          <table:table-cell office:value-type="float" office:value="22.4" calcext:value-type="float">
            <text:p>22.4</text:p>
          </table:table-cell>
          <table:table-cell table:number-columns-repeated="1021"/>
        </table:table-row>
        <table:table-row table:style-name="ro2">
          <table:table-cell office:value-type="float" office:value="90000000" calcext:value-type="float">
            <text:p>90000000</text:p>
          </table:table-cell>
          <table:table-cell office:value-type="float" office:value="34.43" calcext:value-type="float">
            <text:p>34.43</text:p>
          </table:table-cell>
          <table:table-cell office:value-type="float" office:value="27.86" calcext:value-type="float">
            <text:p>27.86</text:p>
          </table:table-cell>
          <table:table-cell table:number-columns-repeated="1021"/>
        </table:table-row>
        <table:table-row table:style-name="ro2">
          <table:table-cell office:value-type="float" office:value="90000000" calcext:value-type="float">
            <text:p>90000000</text:p>
          </table:table-cell>
          <table:table-cell office:value-type="float" office:value="34.54" calcext:value-type="float">
            <text:p>34.54</text:p>
          </table:table-cell>
          <table:table-cell office:value-type="float" office:value="36.05" calcext:value-type="float">
            <text:p>36.05</text:p>
          </table:table-cell>
          <table:table-cell table:number-columns-repeated="1021"/>
        </table:table-row>
        <table:table-row table:style-name="ro2">
          <table:table-cell office:value-type="float" office:value="90000000" calcext:value-type="float">
            <text:p>90000000</text:p>
          </table:table-cell>
          <table:table-cell office:value-type="float" office:value="34.34" calcext:value-type="float">
            <text:p>34.34</text:p>
          </table:table-cell>
          <table:table-cell office:value-type="float" office:value="35.94" calcext:value-type="float">
            <text:p>35.94</text:p>
          </table:table-cell>
          <table:table-cell table:number-columns-repeated="1021"/>
        </table:table-row>
        <table:table-row table:style-name="ro2">
          <table:table-cell office:value-type="float" office:value="90000000" calcext:value-type="float">
            <text:p>90000000</text:p>
          </table:table-cell>
          <table:table-cell office:value-type="float" office:value="34.33" calcext:value-type="float">
            <text:p>34.33</text:p>
          </table:table-cell>
          <table:table-cell office:value-type="float" office:value="35.67" calcext:value-type="float">
            <text:p>35.67</text:p>
          </table:table-cell>
          <table:table-cell table:number-columns-repeated="1021"/>
        </table:table-row>
        <table:table-row table:style-name="ro2">
          <table:table-cell office:value-type="float" office:value="90000000" calcext:value-type="float">
            <text:p>90000000</text:p>
          </table:table-cell>
          <table:table-cell office:value-type="float" office:value="34.24" calcext:value-type="float">
            <text:p>34.24</text:p>
          </table:table-cell>
          <table:table-cell office:value-type="float" office:value="36" calcext:value-type="float">
            <text:p>36</text:p>
          </table:table-cell>
          <table:table-cell table:number-columns-repeated="1021"/>
        </table:table-row>
        <table:table-row table:style-name="ro2">
          <table:table-cell office:value-type="float" office:value="100000000" calcext:value-type="float">
            <text:p>100000000</text:p>
          </table:table-cell>
          <table:table-cell office:value-type="float" office:value="31.08" calcext:value-type="float">
            <text:p>31.08</text:p>
          </table:table-cell>
          <table:table-cell office:value-type="float" office:value="28.22" calcext:value-type="float">
            <text:p>28.22</text:p>
          </table:table-cell>
          <table:table-cell table:number-columns-repeated="1021"/>
        </table:table-row>
        <table:table-row table:style-name="ro2">
          <table:table-cell office:value-type="float" office:value="100000000" calcext:value-type="float">
            <text:p>100000000</text:p>
          </table:table-cell>
          <table:table-cell office:value-type="float" office:value="29.08" calcext:value-type="float">
            <text:p>29.08</text:p>
          </table:table-cell>
          <table:table-cell office:value-type="float" office:value="28.48" calcext:value-type="float">
            <text:p>28.48</text:p>
          </table:table-cell>
          <table:table-cell table:number-columns-repeated="1021"/>
        </table:table-row>
        <table:table-row table:style-name="ro2">
          <table:table-cell office:value-type="float" office:value="100000000" calcext:value-type="float">
            <text:p>100000000</text:p>
          </table:table-cell>
          <table:table-cell office:value-type="float" office:value="37.28" calcext:value-type="float">
            <text:p>37.28</text:p>
          </table:table-cell>
          <table:table-cell office:value-type="float" office:value="35.11" calcext:value-type="float">
            <text:p>35.11</text:p>
          </table:table-cell>
          <table:table-cell table:number-columns-repeated="1021"/>
        </table:table-row>
        <table:table-row table:style-name="ro2">
          <table:table-cell office:value-type="float" office:value="100000000" calcext:value-type="float">
            <text:p>100000000</text:p>
          </table:table-cell>
          <table:table-cell office:value-type="float" office:value="31.51" calcext:value-type="float">
            <text:p>31.51</text:p>
          </table:table-cell>
          <table:table-cell office:value-type="float" office:value="40.01" calcext:value-type="float">
            <text:p>40.01</text:p>
          </table:table-cell>
          <table:table-cell table:number-columns-repeated="1021"/>
        </table:table-row>
        <table:table-row table:style-name="ro2">
          <table:table-cell office:value-type="float" office:value="100000000" calcext:value-type="float">
            <text:p>100000000</text:p>
          </table:table-cell>
          <table:table-cell office:value-type="float" office:value="38.29" calcext:value-type="float">
            <text:p>38.29</text:p>
          </table:table-cell>
          <table:table-cell office:value-type="float" office:value="36.84" calcext:value-type="float">
            <text:p>36.84</text:p>
          </table:table-cell>
          <table:table-cell table:number-columns-repeated="1021"/>
        </table:table-row>
        <table:table-row table:style-name="ro2">
          <table:table-cell office:value-type="float" office:value="110000000" calcext:value-type="float">
            <text:p>110000000</text:p>
          </table:table-cell>
          <table:table-cell office:value-type="float" office:value="65.41" calcext:value-type="float">
            <text:p>65.41</text:p>
          </table:table-cell>
          <table:table-cell office:value-type="float" office:value="40.69" calcext:value-type="float">
            <text:p>40.69</text:p>
          </table:table-cell>
          <table:table-cell table:number-columns-repeated="1021"/>
        </table:table-row>
        <table:table-row table:style-name="ro2">
          <table:table-cell office:value-type="float" office:value="110000000" calcext:value-type="float">
            <text:p>110000000</text:p>
          </table:table-cell>
          <table:table-cell office:value-type="float" office:value="37.08" calcext:value-type="float">
            <text:p>37.08</text:p>
          </table:table-cell>
          <table:table-cell office:value-type="float" office:value="44.14" calcext:value-type="float">
            <text:p>44.14</text:p>
          </table:table-cell>
          <table:table-cell table:number-columns-repeated="1021"/>
        </table:table-row>
        <table:table-row table:style-name="ro2">
          <table:table-cell office:value-type="float" office:value="110000000" calcext:value-type="float">
            <text:p>110000000</text:p>
          </table:table-cell>
          <table:table-cell office:value-type="float" office:value="41.35" calcext:value-type="float">
            <text:p>41.35</text:p>
          </table:table-cell>
          <table:table-cell office:value-type="float" office:value="31.24" calcext:value-type="float">
            <text:p>31.24</text:p>
          </table:table-cell>
          <table:table-cell table:number-columns-repeated="1021"/>
        </table:table-row>
        <table:table-row table:style-name="ro2">
          <table:table-cell office:value-type="float" office:value="110000000" calcext:value-type="float">
            <text:p>110000000</text:p>
          </table:table-cell>
          <table:table-cell office:value-type="float" office:value="34.21" calcext:value-type="float">
            <text:p>34.21</text:p>
          </table:table-cell>
          <table:table-cell office:value-type="float" office:value="44.14" calcext:value-type="float">
            <text:p>44.14</text:p>
          </table:table-cell>
          <table:table-cell table:number-columns-repeated="1021"/>
        </table:table-row>
        <table:table-row table:style-name="ro2">
          <table:table-cell office:value-type="float" office:value="110000000" calcext:value-type="float">
            <text:p>110000000</text:p>
          </table:table-cell>
          <table:table-cell office:value-type="float" office:value="36.58" calcext:value-type="float">
            <text:p>36.58</text:p>
          </table:table-cell>
          <table:table-cell office:value-type="float" office:value="36.62" calcext:value-type="float">
            <text:p>36.62</text:p>
          </table:table-cell>
          <table:table-cell table:number-columns-repeated="1021"/>
        </table:table-row>
        <table:table-row table:style-name="ro2">
          <table:table-cell office:value-type="float" office:value="120000000" calcext:value-type="float">
            <text:p>120000000</text:p>
          </table:table-cell>
          <table:table-cell office:value-type="float" office:value="37.36" calcext:value-type="float">
            <text:p>37.36</text:p>
          </table:table-cell>
          <table:table-cell office:value-type="float" office:value="44.48" calcext:value-type="float">
            <text:p>44.48</text:p>
          </table:table-cell>
          <table:table-cell table:number-columns-repeated="1021"/>
        </table:table-row>
        <table:table-row table:style-name="ro2">
          <table:table-cell office:value-type="float" office:value="120000000" calcext:value-type="float">
            <text:p>120000000</text:p>
          </table:table-cell>
          <table:table-cell office:value-type="float" office:value="44.66" calcext:value-type="float">
            <text:p>44.66</text:p>
          </table:table-cell>
          <table:table-cell office:value-type="float" office:value="37.65" calcext:value-type="float">
            <text:p>37.65</text:p>
          </table:table-cell>
          <table:table-cell table:number-columns-repeated="1021"/>
        </table:table-row>
        <table:table-row table:style-name="ro2">
          <table:table-cell office:value-type="float" office:value="120000000" calcext:value-type="float">
            <text:p>120000000</text:p>
          </table:table-cell>
          <table:table-cell office:value-type="float" office:value="36.71" calcext:value-type="float">
            <text:p>36.71</text:p>
          </table:table-cell>
          <table:table-cell office:value-type="float" office:value="48.26" calcext:value-type="float">
            <text:p>48.26</text:p>
          </table:table-cell>
          <table:table-cell table:number-columns-repeated="1021"/>
        </table:table-row>
        <table:table-row table:style-name="ro2">
          <table:table-cell office:value-type="float" office:value="120000000" calcext:value-type="float">
            <text:p>120000000</text:p>
          </table:table-cell>
          <table:table-cell office:value-type="float" office:value="45.82" calcext:value-type="float">
            <text:p>45.82</text:p>
          </table:table-cell>
          <table:table-cell office:value-type="float" office:value="48.29" calcext:value-type="float">
            <text:p>48.29</text:p>
          </table:table-cell>
          <table:table-cell table:number-columns-repeated="1021"/>
        </table:table-row>
        <table:table-row table:style-name="ro2">
          <table:table-cell office:value-type="float" office:value="120000000" calcext:value-type="float">
            <text:p>120000000</text:p>
          </table:table-cell>
          <table:table-cell office:value-type="float" office:value="45.6" calcext:value-type="float">
            <text:p>45.6</text:p>
          </table:table-cell>
          <table:table-cell office:value-type="float" office:value="48.18" calcext:value-type="float">
            <text:p>48.18</text:p>
          </table:table-cell>
          <table:table-cell table:number-columns-repeated="1021"/>
        </table:table-row>
        <table:table-row table:style-name="ro2">
          <table:table-cell office:value-type="float" office:value="130000000" calcext:value-type="float">
            <text:p>130000000</text:p>
          </table:table-cell>
          <table:table-cell office:value-type="float" office:value="38.67" calcext:value-type="float">
            <text:p>38.67</text:p>
          </table:table-cell>
          <table:table-cell office:value-type="float" office:value="52.38" calcext:value-type="float">
            <text:p>52.38</text:p>
          </table:table-cell>
          <table:table-cell table:number-columns-repeated="1021"/>
        </table:table-row>
        <table:table-row table:style-name="ro2">
          <table:table-cell office:value-type="float" office:value="130000000" calcext:value-type="float">
            <text:p>130000000</text:p>
          </table:table-cell>
          <table:table-cell office:value-type="float" office:value="37.9" calcext:value-type="float">
            <text:p>37.9</text:p>
          </table:table-cell>
          <table:table-cell office:value-type="float" office:value="40.6" calcext:value-type="float">
            <text:p>40.6</text:p>
          </table:table-cell>
          <table:table-cell table:number-columns-repeated="1021"/>
        </table:table-row>
        <table:table-row table:style-name="ro2">
          <table:table-cell office:value-type="float" office:value="130000000" calcext:value-type="float">
            <text:p>130000000</text:p>
          </table:table-cell>
          <table:table-cell office:value-type="float" office:value="48.45" calcext:value-type="float">
            <text:p>48.45</text:p>
          </table:table-cell>
          <table:table-cell office:value-type="float" office:value="41.07" calcext:value-type="float">
            <text:p>41.07</text:p>
          </table:table-cell>
          <table:table-cell table:number-columns-repeated="1021"/>
        </table:table-row>
        <table:table-row table:style-name="ro2">
          <table:table-cell office:value-type="float" office:value="130000000" calcext:value-type="float">
            <text:p>130000000</text:p>
          </table:table-cell>
          <table:table-cell office:value-type="float" office:value="48.73" calcext:value-type="float">
            <text:p>48.73</text:p>
          </table:table-cell>
          <table:table-cell office:value-type="float" office:value="38.46" calcext:value-type="float">
            <text:p>38.46</text:p>
          </table:table-cell>
          <table:table-cell table:number-columns-repeated="1021"/>
        </table:table-row>
        <table:table-row table:style-name="ro2">
          <table:table-cell office:value-type="float" office:value="130000000" calcext:value-type="float">
            <text:p>130000000</text:p>
          </table:table-cell>
          <table:table-cell office:value-type="float" office:value="48.8" calcext:value-type="float">
            <text:p>48.8</text:p>
          </table:table-cell>
          <table:table-cell office:value-type="float" office:value="38.05" calcext:value-type="float">
            <text:p>38.05</text:p>
          </table:table-cell>
          <table:table-cell table:number-columns-repeated="1021"/>
        </table:table-row>
        <table:table-row table:style-name="ro2">
          <table:table-cell office:value-type="float" office:value="140000000" calcext:value-type="float">
            <text:p>140000000</text:p>
          </table:table-cell>
          <table:table-cell office:value-type="float" office:value="47.68" calcext:value-type="float">
            <text:p>47.68</text:p>
          </table:table-cell>
          <table:table-cell office:value-type="float" office:value="41.88" calcext:value-type="float">
            <text:p>41.88</text:p>
          </table:table-cell>
          <table:table-cell table:number-columns-repeated="1021"/>
        </table:table-row>
        <table:table-row table:style-name="ro2">
          <table:table-cell office:value-type="float" office:value="140000000" calcext:value-type="float">
            <text:p>140000000</text:p>
          </table:table-cell>
          <table:table-cell office:value-type="float" office:value="50.39" calcext:value-type="float">
            <text:p>50.39</text:p>
          </table:table-cell>
          <table:table-cell office:value-type="float" office:value="40.2" calcext:value-type="float">
            <text:p>40.2</text:p>
          </table:table-cell>
          <table:table-cell table:number-columns-repeated="1021"/>
        </table:table-row>
        <table:table-row table:style-name="ro2">
          <table:table-cell office:value-type="float" office:value="140000000" calcext:value-type="float">
            <text:p>140000000</text:p>
          </table:table-cell>
          <table:table-cell office:value-type="float" office:value="52.15" calcext:value-type="float">
            <text:p>52.15</text:p>
          </table:table-cell>
          <table:table-cell office:value-type="float" office:value="56.54" calcext:value-type="float">
            <text:p>56.54</text:p>
          </table:table-cell>
          <table:table-cell table:number-columns-repeated="1021"/>
        </table:table-row>
        <table:table-row table:style-name="ro2">
          <table:table-cell office:value-type="float" office:value="140000000" calcext:value-type="float">
            <text:p>140000000</text:p>
          </table:table-cell>
          <table:table-cell office:value-type="float" office:value="53.36" calcext:value-type="float">
            <text:p>53.36</text:p>
          </table:table-cell>
          <table:table-cell office:value-type="float" office:value="56.63" calcext:value-type="float">
            <text:p>56.63</text:p>
          </table:table-cell>
          <table:table-cell table:number-columns-repeated="1021"/>
        </table:table-row>
        <table:table-row table:style-name="ro2">
          <table:table-cell office:value-type="float" office:value="140000000" calcext:value-type="float">
            <text:p>140000000</text:p>
          </table:table-cell>
          <table:table-cell office:value-type="float" office:value="53.3" calcext:value-type="float">
            <text:p>53.3</text:p>
          </table:table-cell>
          <table:table-cell office:value-type="float" office:value="39.63" calcext:value-type="float">
            <text:p>39.63</text:p>
          </table:table-cell>
          <table:table-cell table:number-columns-repeated="1021"/>
        </table:table-row>
        <table:table-row table:style-name="ro2" table:number-rows-repeated="1048524">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30">00/00/0000</text:date>, <text:time style:data-style-name="N2" text:time-value="0000-00-00T00:00:01.228197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89cm" svg:height="10.856cm" xlink:href="." xlink:type="simple" chart:class="chart:scatter" chart:style-name="ch1">
        <chart:title svg:x="6.898cm" svg:y="0.353cm" chart:style-name="ch2">
          <text:p>Time vs Data Size</text:p>
        </chart:title>
        <chart:subtitle svg:x="5.033cm" svg:y="1.375cm" chart:style-name="ch3">
          <text:p>Parallel compared to Serial Implementation</text:p>
        </chart:subtitle>
        <chart:legend chart:legend-position="bottom" svg:x="6.397cm" svg:y="10.073cm" style:legend-expansion="wide" chart:style-name="ch4"/>
        <chart:plot-area chart:style-name="ch5" chart:data-source-has-labels="both" svg:x="1.362cm" svg:y="2.518cm" svg:width="15.525cm" svg:height="6.357cm">
          <chartooo:coordinate-region svg:x="2.103cm" svg:y="2.717cm" svg:width="13.949cm" svg:height="5.511cm"/>
          <chart:axis chart:dimension="x" chart:name="primary-x" chart:style-name="ch6" chartooo:axis-type="auto">
            <chart:title svg:x="8.022cm" svg:y="9.092cm" chart:style-name="ch7">
              <text:p>Number of Ints</text:p>
            </chart:title>
            <chart:categories table:cell-range-address="local-table.$A$2:.$A$51"/>
            <chart:grid chart:style-name="ch8" chart:class="major"/>
          </chart:axis>
          <chart:axis chart:dimension="y" chart:name="primary-y" chart:style-name="ch6">
            <chart:title svg:x="0.451cm" svg:y="6.573cm" chart:style-name="ch9">
              <text:p>Time (secs)</text:p>
            </chart:title>
            <chart:grid chart:style-name="ch8" chart:class="major"/>
          </chart:axis>
          <chart:series chart:style-name="ch10" chart:values-cell-range-address="local-table.$C$2:.$C$51" chart:label-cell-address="local-table.$C$1" chart:class="chart:scatter">
            <chart:domain table:cell-range-address="local-table.$B$2:.$B$51"/>
            <chart:data-point chart:repeated="50"/>
          </chart:series>
          <chart:series chart:style-name="ch11" chart:values-cell-range-address="local-table.$D$2:.$D$51" chart:label-cell-address="local-table.$D$1" chart:class="chart:scatter">
            <chart:data-point chart:repeated="5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Parallel</text:p>
              </table:table-cell>
              <table:table-cell office:value-type="string">
                <text:p>Time Serial</text:p>
              </table:table-cell>
            </table:table-row>
          </table:table-header-rows>
          <table:table-rows>
            <table:table-row>
              <table:table-cell office:value-type="float" office:value="50000000">
                <text:p>50000000</text:p>
              </table:table-cell>
              <table:table-cell office:value-type="float" office:value="50000000">
                <text:p>50000000</text:p>
              </table:table-cell>
              <table:table-cell office:value-type="float" office:value="14.702">
                <text:p>14.702</text:p>
              </table:table-cell>
              <table:table-cell office:value-type="float" office:value="14.243">
                <text:p>14.243</text:p>
              </table:table-cell>
            </table:table-row>
            <table:table-row>
              <table:table-cell office:value-type="float" office:value="50000000">
                <text:p>50000000</text:p>
              </table:table-cell>
              <table:table-cell office:value-type="float" office:value="50000000">
                <text:p>50000000</text:p>
              </table:table-cell>
              <table:table-cell office:value-type="float" office:value="19.25">
                <text:p>19.25</text:p>
              </table:table-cell>
              <table:table-cell office:value-type="float" office:value="19.683">
                <text:p>19.683</text:p>
              </table:table-cell>
            </table:table-row>
            <table:table-row>
              <table:table-cell office:value-type="float" office:value="50000000">
                <text:p>50000000</text:p>
              </table:table-cell>
              <table:table-cell office:value-type="float" office:value="50000000">
                <text:p>50000000</text:p>
              </table:table-cell>
              <table:table-cell office:value-type="float" office:value="15.361">
                <text:p>15.361</text:p>
              </table:table-cell>
              <table:table-cell office:value-type="float" office:value="14.215">
                <text:p>14.215</text:p>
              </table:table-cell>
            </table:table-row>
            <table:table-row>
              <table:table-cell office:value-type="float" office:value="50000000">
                <text:p>50000000</text:p>
              </table:table-cell>
              <table:table-cell office:value-type="float" office:value="50000000">
                <text:p>50000000</text:p>
              </table:table-cell>
              <table:table-cell office:value-type="float" office:value="19.227">
                <text:p>19.227</text:p>
              </table:table-cell>
              <table:table-cell office:value-type="float" office:value="19.724">
                <text:p>19.724</text:p>
              </table:table-cell>
            </table:table-row>
            <table:table-row>
              <table:table-cell office:value-type="float" office:value="50000000">
                <text:p>50000000</text:p>
              </table:table-cell>
              <table:table-cell office:value-type="float" office:value="50000000">
                <text:p>50000000</text:p>
              </table:table-cell>
              <table:table-cell office:value-type="float" office:value="19.311">
                <text:p>19.311</text:p>
              </table:table-cell>
              <table:table-cell office:value-type="float" office:value="19.68">
                <text:p>19.68</text:p>
              </table:table-cell>
            </table:table-row>
            <table:table-row>
              <table:table-cell office:value-type="float" office:value="60000000">
                <text:p>60000000</text:p>
              </table:table-cell>
              <table:table-cell office:value-type="float" office:value="60000000">
                <text:p>60000000</text:p>
              </table:table-cell>
              <table:table-cell office:value-type="float" office:value="21.749">
                <text:p>21.749</text:p>
              </table:table-cell>
              <table:table-cell office:value-type="float" office:value="23.174">
                <text:p>23.174</text:p>
              </table:table-cell>
            </table:table-row>
            <table:table-row>
              <table:table-cell office:value-type="float" office:value="60000000">
                <text:p>60000000</text:p>
              </table:table-cell>
              <table:table-cell office:value-type="float" office:value="60000000">
                <text:p>60000000</text:p>
              </table:table-cell>
              <table:table-cell office:value-type="float" office:value="22.642">
                <text:p>22.642</text:p>
              </table:table-cell>
              <table:table-cell office:value-type="float" office:value="19.642">
                <text:p>19.642</text:p>
              </table:table-cell>
            </table:table-row>
            <table:table-row>
              <table:table-cell office:value-type="float" office:value="60000000">
                <text:p>60000000</text:p>
              </table:table-cell>
              <table:table-cell office:value-type="float" office:value="60000000">
                <text:p>60000000</text:p>
              </table:table-cell>
              <table:table-cell office:value-type="float" office:value="22.511">
                <text:p>22.511</text:p>
              </table:table-cell>
              <table:table-cell office:value-type="float" office:value="23.755">
                <text:p>23.755</text:p>
              </table:table-cell>
            </table:table-row>
            <table:table-row>
              <table:table-cell office:value-type="float" office:value="60000000">
                <text:p>60000000</text:p>
              </table:table-cell>
              <table:table-cell office:value-type="float" office:value="60000000">
                <text:p>60000000</text:p>
              </table:table-cell>
              <table:table-cell office:value-type="float" office:value="20.301">
                <text:p>20.301</text:p>
              </table:table-cell>
              <table:table-cell office:value-type="float" office:value="18.909">
                <text:p>18.909</text:p>
              </table:table-cell>
            </table:table-row>
            <table:table-row>
              <table:table-cell office:value-type="float" office:value="60000000">
                <text:p>60000000</text:p>
              </table:table-cell>
              <table:table-cell office:value-type="float" office:value="60000000">
                <text:p>60000000</text:p>
              </table:table-cell>
              <table:table-cell office:value-type="float" office:value="20.146">
                <text:p>20.146</text:p>
              </table:table-cell>
              <table:table-cell office:value-type="float" office:value="16.553">
                <text:p>16.553</text:p>
              </table:table-cell>
            </table:table-row>
            <table:table-row>
              <table:table-cell office:value-type="float" office:value="70000000">
                <text:p>70000000</text:p>
              </table:table-cell>
              <table:table-cell office:value-type="float" office:value="70000000">
                <text:p>70000000</text:p>
              </table:table-cell>
              <table:table-cell office:value-type="float" office:value="26.395">
                <text:p>26.395</text:p>
              </table:table-cell>
              <table:table-cell office:value-type="float" office:value="20.323">
                <text:p>20.323</text:p>
              </table:table-cell>
            </table:table-row>
            <table:table-row>
              <table:table-cell office:value-type="float" office:value="70000000">
                <text:p>70000000</text:p>
              </table:table-cell>
              <table:table-cell office:value-type="float" office:value="70000000">
                <text:p>70000000</text:p>
              </table:table-cell>
              <table:table-cell office:value-type="float" office:value="21.706">
                <text:p>21.706</text:p>
              </table:table-cell>
              <table:table-cell office:value-type="float" office:value="22.752">
                <text:p>22.752</text:p>
              </table:table-cell>
            </table:table-row>
            <table:table-row>
              <table:table-cell office:value-type="float" office:value="70000000">
                <text:p>70000000</text:p>
              </table:table-cell>
              <table:table-cell office:value-type="float" office:value="70000000">
                <text:p>70000000</text:p>
              </table:table-cell>
              <table:table-cell office:value-type="float" office:value="24.44">
                <text:p>24.44</text:p>
              </table:table-cell>
              <table:table-cell office:value-type="float" office:value="21.355">
                <text:p>21.355</text:p>
              </table:table-cell>
            </table:table-row>
            <table:table-row>
              <table:table-cell office:value-type="float" office:value="70000000">
                <text:p>70000000</text:p>
              </table:table-cell>
              <table:table-cell office:value-type="float" office:value="70000000">
                <text:p>70000000</text:p>
              </table:table-cell>
              <table:table-cell office:value-type="float" office:value="21.445">
                <text:p>21.445</text:p>
              </table:table-cell>
              <table:table-cell office:value-type="float" office:value="26.047">
                <text:p>26.047</text:p>
              </table:table-cell>
            </table:table-row>
            <table:table-row>
              <table:table-cell office:value-type="float" office:value="70000000">
                <text:p>70000000</text:p>
              </table:table-cell>
              <table:table-cell office:value-type="float" office:value="70000000">
                <text:p>70000000</text:p>
              </table:table-cell>
              <table:table-cell office:value-type="float" office:value="23.512">
                <text:p>23.512</text:p>
              </table:table-cell>
              <table:table-cell office:value-type="float" office:value="27.84">
                <text:p>27.84</text:p>
              </table:table-cell>
            </table:table-row>
            <table:table-row>
              <table:table-cell office:value-type="float" office:value="80000000">
                <text:p>80000000</text:p>
              </table:table-cell>
              <table:table-cell office:value-type="float" office:value="80000000">
                <text:p>80000000</text:p>
              </table:table-cell>
              <table:table-cell office:value-type="float" office:value="28.54">
                <text:p>28.54</text:p>
              </table:table-cell>
              <table:table-cell office:value-type="float" office:value="25.23">
                <text:p>25.23</text:p>
              </table:table-cell>
            </table:table-row>
            <table:table-row>
              <table:table-cell office:value-type="float" office:value="80000000">
                <text:p>80000000</text:p>
              </table:table-cell>
              <table:table-cell office:value-type="float" office:value="80000000">
                <text:p>80000000</text:p>
              </table:table-cell>
              <table:table-cell office:value-type="float" office:value="28.23">
                <text:p>28.23</text:p>
              </table:table-cell>
              <table:table-cell office:value-type="float" office:value="31.77">
                <text:p>31.77</text:p>
              </table:table-cell>
            </table:table-row>
            <table:table-row>
              <table:table-cell office:value-type="float" office:value="80000000">
                <text:p>80000000</text:p>
              </table:table-cell>
              <table:table-cell office:value-type="float" office:value="80000000">
                <text:p>80000000</text:p>
              </table:table-cell>
              <table:table-cell office:value-type="float" office:value="27.21">
                <text:p>27.21</text:p>
              </table:table-cell>
              <table:table-cell office:value-type="float" office:value="26.44">
                <text:p>26.44</text:p>
              </table:table-cell>
            </table:table-row>
            <table:table-row>
              <table:table-cell office:value-type="float" office:value="80000000">
                <text:p>80000000</text:p>
              </table:table-cell>
              <table:table-cell office:value-type="float" office:value="80000000">
                <text:p>80000000</text:p>
              </table:table-cell>
              <table:table-cell office:value-type="float" office:value="29.82">
                <text:p>29.82</text:p>
              </table:table-cell>
              <table:table-cell office:value-type="float" office:value="29.92">
                <text:p>29.92</text:p>
              </table:table-cell>
            </table:table-row>
            <table:table-row>
              <table:table-cell office:value-type="float" office:value="80000000">
                <text:p>80000000</text:p>
              </table:table-cell>
              <table:table-cell office:value-type="float" office:value="80000000">
                <text:p>80000000</text:p>
              </table:table-cell>
              <table:table-cell office:value-type="float" office:value="25.07">
                <text:p>25.07</text:p>
              </table:table-cell>
              <table:table-cell office:value-type="float" office:value="22.4">
                <text:p>22.4</text:p>
              </table:table-cell>
            </table:table-row>
            <table:table-row>
              <table:table-cell office:value-type="float" office:value="90000000">
                <text:p>90000000</text:p>
              </table:table-cell>
              <table:table-cell office:value-type="float" office:value="90000000">
                <text:p>90000000</text:p>
              </table:table-cell>
              <table:table-cell office:value-type="float" office:value="34.43">
                <text:p>34.43</text:p>
              </table:table-cell>
              <table:table-cell office:value-type="float" office:value="27.86">
                <text:p>27.86</text:p>
              </table:table-cell>
            </table:table-row>
            <table:table-row>
              <table:table-cell office:value-type="float" office:value="90000000">
                <text:p>90000000</text:p>
              </table:table-cell>
              <table:table-cell office:value-type="float" office:value="90000000">
                <text:p>90000000</text:p>
              </table:table-cell>
              <table:table-cell office:value-type="float" office:value="34.54">
                <text:p>34.54</text:p>
              </table:table-cell>
              <table:table-cell office:value-type="float" office:value="36.05">
                <text:p>36.05</text:p>
              </table:table-cell>
            </table:table-row>
            <table:table-row>
              <table:table-cell office:value-type="float" office:value="90000000">
                <text:p>90000000</text:p>
              </table:table-cell>
              <table:table-cell office:value-type="float" office:value="90000000">
                <text:p>90000000</text:p>
              </table:table-cell>
              <table:table-cell office:value-type="float" office:value="34.34">
                <text:p>34.34</text:p>
              </table:table-cell>
              <table:table-cell office:value-type="float" office:value="35.94">
                <text:p>35.94</text:p>
              </table:table-cell>
            </table:table-row>
            <table:table-row>
              <table:table-cell office:value-type="float" office:value="90000000">
                <text:p>90000000</text:p>
              </table:table-cell>
              <table:table-cell office:value-type="float" office:value="90000000">
                <text:p>90000000</text:p>
              </table:table-cell>
              <table:table-cell office:value-type="float" office:value="34.33">
                <text:p>34.33</text:p>
              </table:table-cell>
              <table:table-cell office:value-type="float" office:value="35.67">
                <text:p>35.67</text:p>
              </table:table-cell>
            </table:table-row>
            <table:table-row>
              <table:table-cell office:value-type="float" office:value="90000000">
                <text:p>90000000</text:p>
              </table:table-cell>
              <table:table-cell office:value-type="float" office:value="90000000">
                <text:p>90000000</text:p>
              </table:table-cell>
              <table:table-cell office:value-type="float" office:value="34.24">
                <text:p>34.24</text:p>
              </table:table-cell>
              <table:table-cell office:value-type="float" office:value="36">
                <text:p>36</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1.08">
                <text:p>31.08</text:p>
              </table:table-cell>
              <table:table-cell office:value-type="float" office:value="28.22">
                <text:p>28.22</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29.08">
                <text:p>29.08</text:p>
              </table:table-cell>
              <table:table-cell office:value-type="float" office:value="28.48">
                <text:p>28.48</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7.28">
                <text:p>37.28</text:p>
              </table:table-cell>
              <table:table-cell office:value-type="float" office:value="35.11">
                <text:p>35.11</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1.51">
                <text:p>31.51</text:p>
              </table:table-cell>
              <table:table-cell office:value-type="float" office:value="40.01">
                <text:p>40.01</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8.29">
                <text:p>38.29</text:p>
              </table:table-cell>
              <table:table-cell office:value-type="float" office:value="36.84">
                <text:p>36.8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65.41">
                <text:p>65.41</text:p>
              </table:table-cell>
              <table:table-cell office:value-type="float" office:value="40.69">
                <text:p>40.69</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37.08">
                <text:p>37.08</text:p>
              </table:table-cell>
              <table:table-cell office:value-type="float" office:value="44.14">
                <text:p>44.1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41.35">
                <text:p>41.35</text:p>
              </table:table-cell>
              <table:table-cell office:value-type="float" office:value="31.24">
                <text:p>31.2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34.21">
                <text:p>34.21</text:p>
              </table:table-cell>
              <table:table-cell office:value-type="float" office:value="44.14">
                <text:p>44.1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36.58">
                <text:p>36.58</text:p>
              </table:table-cell>
              <table:table-cell office:value-type="float" office:value="36.62">
                <text:p>36.62</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37.36">
                <text:p>37.36</text:p>
              </table:table-cell>
              <table:table-cell office:value-type="float" office:value="44.48">
                <text:p>44.48</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44.66">
                <text:p>44.66</text:p>
              </table:table-cell>
              <table:table-cell office:value-type="float" office:value="37.65">
                <text:p>37.65</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36.71">
                <text:p>36.71</text:p>
              </table:table-cell>
              <table:table-cell office:value-type="float" office:value="48.26">
                <text:p>48.26</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45.82">
                <text:p>45.82</text:p>
              </table:table-cell>
              <table:table-cell office:value-type="float" office:value="48.29">
                <text:p>48.29</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45.6">
                <text:p>45.6</text:p>
              </table:table-cell>
              <table:table-cell office:value-type="float" office:value="48.18">
                <text:p>48.18</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38.67">
                <text:p>38.67</text:p>
              </table:table-cell>
              <table:table-cell office:value-type="float" office:value="52.38">
                <text:p>52.38</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37.9">
                <text:p>37.9</text:p>
              </table:table-cell>
              <table:table-cell office:value-type="float" office:value="40.6">
                <text:p>40.6</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48.45">
                <text:p>48.45</text:p>
              </table:table-cell>
              <table:table-cell office:value-type="float" office:value="41.07">
                <text:p>41.07</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48.73">
                <text:p>48.73</text:p>
              </table:table-cell>
              <table:table-cell office:value-type="float" office:value="38.46">
                <text:p>38.46</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48.8">
                <text:p>48.8</text:p>
              </table:table-cell>
              <table:table-cell office:value-type="float" office:value="38.05">
                <text:p>38.05</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47.68">
                <text:p>47.68</text:p>
              </table:table-cell>
              <table:table-cell office:value-type="float" office:value="41.88">
                <text:p>41.88</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0.39">
                <text:p>50.39</text:p>
              </table:table-cell>
              <table:table-cell office:value-type="float" office:value="40.2">
                <text:p>40.2</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2.15">
                <text:p>52.15</text:p>
              </table:table-cell>
              <table:table-cell office:value-type="float" office:value="56.54">
                <text:p>56.54</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3.36">
                <text:p>53.36</text:p>
              </table:table-cell>
              <table:table-cell office:value-type="float" office:value="56.63">
                <text:p>56.63</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3.3">
                <text:p>53.3</text:p>
              </table:table-cell>
              <table:table-cell office:value-type="float" office:value="39.63">
                <text:p>39.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429in"/>
    </style:style>
    <style:style style:name="co3" style:family="table-column">
      <style:table-column-properties fo:break-before="auto" style:column-width="1.461in"/>
    </style:style>
    <style:style style:name="co4" style:family="table-column">
      <style:table-column-properties fo:break-before="auto" style:column-width="1.3543in"/>
    </style:style>
    <style:style style:name="ro1" style:family="table-row">
      <style:table-row-properties style:row-height="0.1752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fo:font-weight="bold" style:font-weight-asian="bold" style:font-weight-complex="bold"/>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017" table:default-cell-style-name="ce1"/>
        <table:table-row table:style-name="ro1">
          <table:table-cell table:number-columns-repeated="4"/>
          <table:table-cell table:style-name="ce2" office:value-type="string" calcext:value-type="string">
            <text:p>Number of Ints</text:p>
          </table:table-cell>
          <table:table-cell table:style-name="ce2" office:value-type="string" calcext:value-type="string">
            <text:p>Average Time Parallel</text:p>
          </table:table-cell>
          <table:table-cell table:style-name="ce2" office:value-type="string" calcext:value-type="string">
            <text:p>Average Time Serial</text:p>
          </table:table-cell>
          <table:table-cell table:number-columns-repeated="1017"/>
        </table:table-row>
        <table:table-row table:style-name="ro2">
          <table:table-cell table:number-columns-repeated="4"/>
          <table:table-cell office:value-type="float" office:value="50000000" calcext:value-type="float">
            <text:p>50000000</text:p>
          </table:table-cell>
          <table:table-cell office:value-type="float" office:value="17.5702" calcext:value-type="float">
            <text:p>17.5702</text:p>
          </table:table-cell>
          <table:table-cell office:value-type="float" office:value="17.509" calcext:value-type="float">
            <text:p>17.509</text:p>
          </table:table-cell>
          <table:table-cell table:number-columns-repeated="1017"/>
        </table:table-row>
        <table:table-row table:style-name="ro2">
          <table:table-cell table:number-columns-repeated="4"/>
          <table:table-cell office:value-type="float" office:value="60000000" calcext:value-type="float">
            <text:p>60000000</text:p>
          </table:table-cell>
          <table:table-cell office:value-type="float" office:value="21.4698" calcext:value-type="float">
            <text:p>21.4698</text:p>
          </table:table-cell>
          <table:table-cell office:value-type="float" office:value="20.4066" calcext:value-type="float">
            <text:p>20.4066</text:p>
          </table:table-cell>
          <table:table-cell table:number-columns-repeated="1017"/>
        </table:table-row>
        <table:table-row table:style-name="ro2">
          <table:table-cell table:number-columns-repeated="4"/>
          <table:table-cell office:value-type="float" office:value="70000000" calcext:value-type="float">
            <text:p>70000000</text:p>
          </table:table-cell>
          <table:table-cell office:value-type="float" office:value="23.4996" calcext:value-type="float">
            <text:p>23.4996</text:p>
          </table:table-cell>
          <table:table-cell office:value-type="float" office:value="23.6634" calcext:value-type="float">
            <text:p>23.6634</text:p>
          </table:table-cell>
          <table:table-cell table:number-columns-repeated="1017"/>
        </table:table-row>
        <table:table-row table:style-name="ro2">
          <table:table-cell table:number-columns-repeated="4"/>
          <table:table-cell office:value-type="float" office:value="80000000" calcext:value-type="float">
            <text:p>80000000</text:p>
          </table:table-cell>
          <table:table-cell office:value-type="float" office:value="27.774" calcext:value-type="float">
            <text:p>27.774</text:p>
          </table:table-cell>
          <table:table-cell office:value-type="float" office:value="27.152" calcext:value-type="float">
            <text:p>27.152</text:p>
          </table:table-cell>
          <table:table-cell table:number-columns-repeated="1017"/>
        </table:table-row>
        <table:table-row table:style-name="ro2">
          <table:table-cell table:number-columns-repeated="4"/>
          <table:table-cell office:value-type="float" office:value="90000000" calcext:value-type="float">
            <text:p>90000000</text:p>
          </table:table-cell>
          <table:table-cell office:value-type="float" office:value="25.2334" calcext:value-type="float">
            <text:p>25.2334</text:p>
          </table:table-cell>
          <table:table-cell office:value-type="float" office:value="26.4484" calcext:value-type="float">
            <text:p>26.4484</text:p>
          </table:table-cell>
          <table:table-cell table:number-columns-repeated="1017"/>
        </table:table-row>
        <table:table-row table:style-name="ro2">
          <table:table-cell table:number-columns-repeated="4"/>
          <table:table-cell office:value-type="float" office:value="100000000" calcext:value-type="float">
            <text:p>100000000</text:p>
          </table:table-cell>
          <table:table-cell office:value-type="float" office:value="33.448" calcext:value-type="float">
            <text:p>33.448</text:p>
          </table:table-cell>
          <table:table-cell office:value-type="float" office:value="33.732" calcext:value-type="float">
            <text:p>33.732</text:p>
          </table:table-cell>
          <table:table-cell table:number-columns-repeated="1017"/>
        </table:table-row>
        <table:table-row table:style-name="ro2">
          <table:table-cell table:number-columns-repeated="4"/>
          <table:table-cell office:value-type="float" office:value="110000000" calcext:value-type="float">
            <text:p>110000000</text:p>
          </table:table-cell>
          <table:table-cell office:value-type="float" office:value="42.926" calcext:value-type="float">
            <text:p>42.926</text:p>
          </table:table-cell>
          <table:table-cell office:value-type="float" office:value="39.366" calcext:value-type="float">
            <text:p>39.366</text:p>
          </table:table-cell>
          <table:table-cell table:number-columns-repeated="1017"/>
        </table:table-row>
        <table:table-row table:style-name="ro2">
          <table:table-cell table:number-columns-repeated="4"/>
          <table:table-cell office:value-type="float" office:value="120000000" calcext:value-type="float">
            <text:p>120000000</text:p>
          </table:table-cell>
          <table:table-cell office:value-type="float" office:value="42.03" calcext:value-type="float">
            <text:p>42.03</text:p>
          </table:table-cell>
          <table:table-cell office:value-type="float" office:value="45.372" calcext:value-type="float">
            <text:p>45.372</text:p>
          </table:table-cell>
          <table:table-cell table:number-columns-repeated="1017"/>
        </table:table-row>
        <table:table-row table:style-name="ro2">
          <table:table-cell table:number-columns-repeated="4"/>
          <table:table-cell office:value-type="float" office:value="130000000" calcext:value-type="float">
            <text:p>130000000</text:p>
          </table:table-cell>
          <table:table-cell office:value-type="float" office:value="44.51" calcext:value-type="float">
            <text:p>44.51</text:p>
          </table:table-cell>
          <table:table-cell office:value-type="float" office:value="42.112" calcext:value-type="float">
            <text:p>42.112</text:p>
          </table:table-cell>
          <table:table-cell table:number-columns-repeated="1017"/>
        </table:table-row>
        <table:table-row table:style-name="ro2">
          <table:table-cell table:number-columns-repeated="4"/>
          <table:table-cell office:value-type="float" office:value="140000000" calcext:value-type="float">
            <text:p>140000000</text:p>
          </table:table-cell>
          <table:table-cell office:value-type="float" office:value="51.376" calcext:value-type="float">
            <text:p>51.376</text:p>
          </table:table-cell>
          <table:table-cell office:value-type="float" office:value="46.976" calcext:value-type="float">
            <text:p>46.976</text:p>
          </table:table-cell>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30">00/00/0000</text:date>, <text:time style:data-style-name="N2" text:time-value="0000-00-00T00:00:04.144019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9cm" svg:height="13.641cm" xlink:href="." xlink:type="simple" chart:class="chart:line" chart:style-name="ch1">
        <chart:title svg:x="8.501cm" svg:y="0.408cm" chart:style-name="ch2">
          <text:p>Time vs Data Set Size</text:p>
        </chart:title>
        <chart:subtitle svg:x="6.901cm" svg:y="1.485cm" chart:style-name="ch3">
          <text:p>Parallel Implementation vs Serial (Averages)</text:p>
        </chart:subtitle>
        <chart:legend chart:legend-position="bottom" svg:x="6.485cm" svg:y="12.858cm" style:legend-expansion="wide" chart:style-name="ch4"/>
        <chart:plot-area chart:style-name="ch5" chart:data-source-has-labels="both" svg:x="1.18cm" svg:y="2.464cm" svg:width="19.633cm" svg:height="9.442cm">
          <chartooo:coordinate-region svg:x="1.921cm" svg:y="2.663cm" svg:width="18.057cm" svg:height="8.596cm"/>
          <chart:axis chart:dimension="x" chart:name="primary-x" chart:style-name="ch6" chartooo:axis-type="auto">
            <chartooo:date-scale/>
            <chart:title svg:x="9.894cm" svg:y="12.178cm" chart:style-name="ch7">
              <text:p>Number of Ints</text:p>
            </chart:title>
            <chart:categories table:cell-range-address="local-table.$A$2:.$A$11"/>
            <chart:grid chart:style-name="ch8" chart:class="major"/>
          </chart:axis>
          <chart:axis chart:dimension="y" chart:name="primary-y" chart:style-name="ch6">
            <chart:title svg:x="0.189cm" svg:y="8.062cm" chart:style-name="ch9">
              <text:p>Time (secs)</text:p>
            </chart:title>
            <chart:grid chart:style-name="ch8"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Time Parallel</text:p>
              </table:table-cell>
              <table:table-cell office:value-type="string">
                <text:p>Average Time Serial</text:p>
              </table:table-cell>
            </table:table-row>
          </table:table-header-rows>
          <table:table-rows>
            <table:table-row>
              <table:table-cell office:value-type="float" office:value="50000000">
                <text:p>50000000</text:p>
              </table:table-cell>
              <table:table-cell office:value-type="float" office:value="17.5702">
                <text:p>17.5702</text:p>
              </table:table-cell>
              <table:table-cell office:value-type="float" office:value="17.509">
                <text:p>17.509</text:p>
              </table:table-cell>
            </table:table-row>
            <table:table-row>
              <table:table-cell office:value-type="float" office:value="60000000">
                <text:p>60000000</text:p>
              </table:table-cell>
              <table:table-cell office:value-type="float" office:value="21.4698">
                <text:p>21.4698</text:p>
              </table:table-cell>
              <table:table-cell office:value-type="float" office:value="20.4066">
                <text:p>20.4066</text:p>
              </table:table-cell>
            </table:table-row>
            <table:table-row>
              <table:table-cell office:value-type="float" office:value="70000000">
                <text:p>70000000</text:p>
              </table:table-cell>
              <table:table-cell office:value-type="float" office:value="23.4996">
                <text:p>23.4996</text:p>
              </table:table-cell>
              <table:table-cell office:value-type="float" office:value="23.6634">
                <text:p>23.6634</text:p>
              </table:table-cell>
            </table:table-row>
            <table:table-row>
              <table:table-cell office:value-type="float" office:value="80000000">
                <text:p>80000000</text:p>
              </table:table-cell>
              <table:table-cell office:value-type="float" office:value="27.774">
                <text:p>27.774</text:p>
              </table:table-cell>
              <table:table-cell office:value-type="float" office:value="27.152">
                <text:p>27.152</text:p>
              </table:table-cell>
            </table:table-row>
            <table:table-row>
              <table:table-cell office:value-type="float" office:value="90000000">
                <text:p>90000000</text:p>
              </table:table-cell>
              <table:table-cell office:value-type="float" office:value="25.2334">
                <text:p>25.2334</text:p>
              </table:table-cell>
              <table:table-cell office:value-type="float" office:value="26.4484">
                <text:p>26.4484</text:p>
              </table:table-cell>
            </table:table-row>
            <table:table-row>
              <table:table-cell office:value-type="float" office:value="100000000">
                <text:p>100000000</text:p>
              </table:table-cell>
              <table:table-cell office:value-type="float" office:value="33.448">
                <text:p>33.448</text:p>
              </table:table-cell>
              <table:table-cell office:value-type="float" office:value="33.732">
                <text:p>33.732</text:p>
              </table:table-cell>
            </table:table-row>
            <table:table-row>
              <table:table-cell office:value-type="float" office:value="110000000">
                <text:p>110000000</text:p>
              </table:table-cell>
              <table:table-cell office:value-type="float" office:value="42.926">
                <text:p>42.926</text:p>
              </table:table-cell>
              <table:table-cell office:value-type="float" office:value="39.366">
                <text:p>39.366</text:p>
              </table:table-cell>
            </table:table-row>
            <table:table-row>
              <table:table-cell office:value-type="float" office:value="120000000">
                <text:p>120000000</text:p>
              </table:table-cell>
              <table:table-cell office:value-type="float" office:value="42.03">
                <text:p>42.03</text:p>
              </table:table-cell>
              <table:table-cell office:value-type="float" office:value="45.372">
                <text:p>45.372</text:p>
              </table:table-cell>
            </table:table-row>
            <table:table-row>
              <table:table-cell office:value-type="float" office:value="130000000">
                <text:p>130000000</text:p>
              </table:table-cell>
              <table:table-cell office:value-type="float" office:value="44.51">
                <text:p>44.51</text:p>
              </table:table-cell>
              <table:table-cell office:value-type="float" office:value="42.112">
                <text:p>42.112</text:p>
              </table:table-cell>
            </table:table-row>
            <table:table-row>
              <table:table-cell office:value-type="float" office:value="140000000">
                <text:p>140000000</text:p>
              </table:table-cell>
              <table:table-cell office:value-type="float" office:value="51.376">
                <text:p>51.376</text:p>
              </table:table-cell>
              <table:table-cell office:value-type="float" office:value="46.976">
                <text:p>46.97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